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10000026452CCB673B624C02E.png" manifest:media-type="image/png"/>
  <manifest:file-entry manifest:full-path="Pictures/10000000000004760000014B14F5F1FD5119E5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176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11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385cm" fo:min-width="6.8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4cm" svg:height="5.676cm" svg:x="1.253cm" svg:y="1.039cm">
          <draw:image xlink:href="Pictures/10000000000004760000014B14F5F1FD5119E5C6.png" xlink:type="simple" xlink:show="embed" xlink:actuate="onLoad" draw:mime-type="image/png">
            <text:p/>
          </draw:image>
        </draw:frame>
        <draw:frame draw:style-name="gr2" draw:text-style-name="P1" draw:layer="layout" svg:width="11.734cm" svg:height="5.676cm" svg:x="3.871cm" svg:y="1.039cm">
          <draw:image xlink:href="Pictures/10000000000004760000014B14F5F1FD5119E5C6.png" xlink:type="simple" xlink:show="embed" xlink:actuate="onLoad" draw:mime-type="image/png">
            <text:p/>
          </draw:image>
        </draw:frame>
        <draw:frame draw:style-name="gr3" draw:text-style-name="P2" draw:layer="layout" svg:width="8.079cm" svg:height="5.715cm" svg:x="3.857cm" svg:y="9.89cm">
          <draw:image xlink:href="Pictures/10000000000003610000026452CCB673B624C02E.png" xlink:type="simple" xlink:show="embed" xlink:actuate="onLoad" draw:mime-type="image/png">
            <text:p/>
          </draw:image>
        </draw:frame>
        <draw:custom-shape draw:style-name="gr4" draw:text-style-name="P4" draw:layer="layout" svg:width="7.303cm" svg:height="0.635cm" svg:x="4.492cm" svg:y="16.11cm">
          <text:p text:style-name="P3"><text:span text:style-name="T1">Arduino Uno </text:span><text:span text:style-name="T1">Bo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0:34:16.384003278</meta:creation-date>
    <dc:date>2023-09-23T21:27:21.750794346</dc:date>
    <meta:editing-duration>P2DT3H15M50S</meta:editing-duration>
    <meta:editing-cycles>23</meta:editing-cycles>
    <meta:generator>LibreOffice/7.3.7.2$Linux_X86_64 LibreOffice_project/30$Build-2</meta:generator>
    <meta:document-statistic meta:object-count="4"/>
  </office:meta>
</office:document-meta>
</file>